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4334112003801</text:p>
          </table:table-cell>
          <table:table-cell office:value-type="string" calcext:value-type="string">
            <text:p>202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81832" calcext:value-type="float">
            <text:p>161.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341120038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9264" calcext:value-type="float">
            <text:p>162.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34112003801</text:p>
          </table:table-cell>
          <table:table-cell office:value-type="string" calcext:value-type="string">
            <text:p>2023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8032" calcext:value-type="float">
            <text:p>162.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34112003801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1936" calcext:value-type="float">
            <text:p>162.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34112003801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03168" calcext:value-type="float">
            <text:p>162.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34112003801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4334112003801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89224" calcext:value-type="float">
            <text:p>158.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